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8cm" fo:min-width="2.298cm"/>
    </style:style>
    <style:style style:name="gr2" style:family="graphic" style:parent-style-name="standard">
      <style:graphic-properties draw:textarea-horizontal-align="justify" draw:textarea-vertical-align="middle" draw:auto-grow-height="false" fo:min-height="2.549cm" fo:min-width="2.299cm"/>
    </style:style>
    <style:style style:name="gr3" style:family="graphic" style:parent-style-name="standard">
      <style:graphic-properties draw:textarea-horizontal-align="justify" draw:textarea-vertical-align="middle" draw:auto-grow-height="false" fo:min-height="0.272cm" fo:min-width="1.664cm"/>
    </style:style>
    <style:style style:name="gr4" style:family="graphic" style:parent-style-name="standard">
      <style:graphic-properties draw:textarea-horizontal-align="justify" draw:textarea-vertical-align="middle" draw:auto-grow-height="false" fo:min-height="0.8cm" fo:min-width="0.55cm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1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1cm" fo:min-width="0.462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standard">
      <style:graphic-properties draw:stroke="none" svg:stroke-color="#000000" draw:fill="none" draw:fill-color="#ffffff" fo:min-height="1.045cm"/>
    </style:style>
    <style:style style:name="gr10" style:family="graphic" style:parent-style-name="standard">
      <style:graphic-properties draw:stroke="none" svg:stroke-color="#000000" draw:fill="none" draw:fill-color="#ffffff" fo:min-height="1.741cm"/>
    </style:style>
    <style:style style:name="gr11" style:family="graphic" style:parent-style-name="standard">
      <style:graphic-properties draw:textarea-horizontal-align="justify" draw:textarea-vertical-align="middle" draw:auto-grow-height="false" fo:min-height="0.8cm" fo:min-width="1.55cm"/>
    </style:style>
    <style:style style:name="gr12" style:family="graphic" style:parent-style-name="standard">
      <style:graphic-properties draw:stroke="none" svg:stroke-color="#000000" draw:fill="none" draw:fill-color="#ffffff" fo:min-height="3.75cm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draw:stroke="none" svg:stroke-color="#000000" draw:fill="none" draw:fill-color="#ffffff" fo:min-height="6.0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1.72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2.122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  <style:text-properties fo:font-size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1cm" svg:height="3.1cm" svg:x="5.799cm" svg:y="5.3cm">
          <text:p text:style-name="P1"><text:span text:style-name="T1">HTML / 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101cm" svg:height="3.101cm" svg:x="11.899cm" svg:y="5.4cm">
          <text:p text:style-name="P1"><text:span text:style-name="T1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cm" svg:height="1.043cm" svg:x="8.999cm" svg:y="6.4cm">
          <text:p text:style-name="P1"><text:span text:style-name="T1">JSON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xml:id="id2" draw:id="id2" draw:layer="layout" svg:width="1.4cm" svg:height="1.4cm" svg:x="8.1cm" svg:y="11.399cm">
          <text:p text:style-name="P1"><text:span text:style-name="T2">Mot</text:span></text:p>
          <text:p text:style-name="P1"><text:span text:style-name="T2">Do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.8cm" svg:height="1.2cm" svg:x="12.499cm" svg:y="2.8cm">
          <text:p text:style-name="P1"><text:span text:style-name="T3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4" draw:id="id4" draw:layer="layout" svg:width="1.4cm" svg:height="1.4cm" svg:x="12.9cm" svg:y="11.4cm">
          <text:p text:style-name="P1"><text:span text:style-name="T2">Led1</text:span><text:span text:style-name="T2"><text:line-break/></text:span><text:span text:style-name="T2">RG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xml:id="id3" draw:id="id3" draw:layer="layout" svg:width="1.4cm" svg:height="1.4cm" svg:x="10.4cm" svg:y="11.399cm">
          <text:p text:style-name="P1"><text:span text:style-name="T2">Mot</text:span></text:p>
          <text:p text:style-name="P1"><text:span text:style-name="T2">R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xml:id="id5" draw:id="id5" draw:layer="layout" svg:width="1.4cm" svg:height="1.4cm" svg:x="15.2cm" svg:y="11.399cm">
          <text:p text:style-name="P1"><text:span text:style-name="T2">Led2</text:span><text:span text:style-name="T2"><text:line-break/></text:span><text:span text:style-name="T2">RG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5" draw:layer="layout" draw:type="line" svg:x1="13.449cm" svg:y1="8.501cm" svg:x2="8.975cm" svg:y2="11.399cm" draw:start-shape="id1" draw:start-glue-point="2" draw:end-shape="id2" draw:end-glue-point="4" svg:d="M13449 8501l-4474 2898" svg:viewBox="0 0 4475 2899">
          <text:p/>
        </draw:connector>
        <draw:connector draw:style-name="gr6" draw:text-style-name="P5" draw:layer="layout" draw:type="line" svg:x1="13.449cm" svg:y1="8.501cm" svg:x2="11.275cm" svg:y2="11.399cm" draw:start-shape="id1" draw:start-glue-point="2" draw:end-shape="id3" draw:end-glue-point="4" svg:d="M13449 8501l-2174 2898" svg:viewBox="0 0 2175 2899">
          <text:p/>
        </draw:connector>
        <draw:connector draw:style-name="gr6" draw:text-style-name="P5" draw:layer="layout" draw:type="line" svg:x1="13.449cm" svg:y1="8.501cm" svg:x2="13.775cm" svg:y2="11.4cm" draw:start-shape="id1" draw:start-glue-point="2" draw:end-shape="id4" draw:end-glue-point="4" svg:d="M13449 8501l326 2899" svg:viewBox="0 0 327 2900">
          <text:p/>
        </draw:connector>
        <draw:connector draw:style-name="gr6" draw:text-style-name="P5" draw:layer="layout" draw:type="line" svg:x1="13.449cm" svg:y1="8.501cm" svg:x2="16.075cm" svg:y2="11.399cm" draw:start-shape="id1" draw:start-glue-point="2" draw:end-shape="id5" draw:end-glue-point="4" svg:d="M13449 8501l2626 2898" svg:viewBox="0 0 2627 2899">
          <text:p/>
        </draw:connector>
        <draw:custom-shape draw:style-name="gr4" draw:text-style-name="P3" xml:id="id6" draw:id="id6" draw:layer="layout" svg:width="1.4cm" svg:height="1.4cm" svg:x="17.7cm" svg:y="11.4cm">
          <text:p text:style-name="P1"><text:span text:style-name="T2">Led3</text:span><text:span text:style-name="T2"><text:line-break/></text:span><text:span text:style-name="T2">wh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5" draw:layer="layout" draw:type="line" svg:x1="13.449cm" svg:y1="8.501cm" svg:x2="18.575cm" svg:y2="11.4cm" draw:start-shape="id1" draw:start-glue-point="2" draw:end-shape="id6" draw:end-glue-point="4" svg:d="M13449 8501l5126 2899" svg:viewBox="0 0 5127 2900">
          <text:p/>
        </draw:connector>
        <draw:custom-shape draw:style-name="gr7" draw:text-style-name="P1" draw:layer="layout" svg:width="1.2cm" svg:height="0.7cm" draw:transform="skewX (0.00436332312998582) rotate (1.57533418285008) translate (13.004cm 5.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6" draw:layer="layout" svg:width="1.6cm" svg:height="1.7cm" svg:x="12.9cm" svg:y="12.9cm">
          <draw:text-box>
            <text:p><text:span text:style-name="T4">GPIO</text:span></text:p>
            <text:p><text:span text:style-name="T4">Out 05</text:span></text:p>
            <text:p><text:span text:style-name="T4">Out 06</text:span></text:p>
            <text:p><text:span text:style-name="T4">Out 13</text:span></text:p>
          </draw:text-box>
        </draw:frame>
        <draw:frame draw:style-name="gr8" draw:text-style-name="P6" draw:layer="layout" svg:width="1.6cm" svg:height="1.7cm" svg:x="15.2cm" svg:y="12.9cm">
          <draw:text-box>
            <text:p><text:span text:style-name="T4">GPIO</text:span></text:p>
            <text:p><text:span text:style-name="T4">Out 17</text:span></text:p>
            <text:p><text:span text:style-name="T4">Out 18</text:span></text:p>
            <text:p><text:span text:style-name="T4">Out 27</text:span></text:p>
          </draw:text-box>
        </draw:frame>
        <draw:frame draw:style-name="gr9" draw:text-style-name="P6" draw:layer="layout" svg:width="1.6cm" svg:height="1.319cm" svg:x="17.7cm" svg:y="12.9cm">
          <draw:text-box>
            <text:p><text:span text:style-name="T4">GPIO</text:span></text:p>
            <text:p><text:span text:style-name="T4">Out 19</text:span></text:p>
            <text:p><text:span text:style-name="T4"/></text:p>
          </draw:text-box>
        </draw:frame>
        <draw:frame draw:style-name="gr10" draw:text-style-name="P6" draw:layer="layout" svg:width="1.6cm" svg:height="2.031cm" svg:x="10.4cm" svg:y="12.9cm">
          <draw:text-box>
            <text:p><text:span text:style-name="T4">GPIO</text:span></text:p>
            <text:p><text:span text:style-name="T4">Out 22</text:span></text:p>
            <text:p><text:span text:style-name="T4">Out 23</text:span></text:p>
            <text:p><text:span text:style-name="T4">IN 24</text:span></text:p>
            <text:p><text:span text:style-name="T4">IN 25</text:span></text:p>
          </draw:text-box>
        </draw:frame>
        <draw:frame draw:style-name="gr8" draw:text-style-name="P6" draw:layer="layout" svg:width="1.6cm" svg:height="1.7cm" svg:x="8.1cm" svg:y="12.901cm">
          <draw:text-box>
            <text:p><text:span text:style-name="T4">GPIO</text:span></text:p>
            <text:p><text:span text:style-name="T4">Out 10</text:span></text:p>
            <text:p><text:span text:style-name="T4">Out 09</text:span></text:p>
            <text:p><text:span text:style-name="T4">IN 11</text:span></text:p>
          </draw:text-box>
        </draw:frame>
        <draw:custom-shape draw:style-name="gr11" draw:text-style-name="P3" xml:id="id7" draw:id="id7" draw:layer="layout" svg:width="2.4cm" svg:height="1.4cm" svg:x="4.7cm" svg:y="11.5cm">
          <text:p text:style-name="P1"><text:span text:style-name="T2">Finger</text:span></text:p>
          <text:p text:style-name="P1"><text:span text:style-name="T2">Scann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6" draw:layer="layout" svg:width="1.6cm" svg:height="1.7cm" svg:x="4.7cm" svg:y="13cm">
          <draw:text-box>
            <text:p><text:span text:style-name="T4">GPIO</text:span></text:p>
            <text:p><text:span text:style-name="T4">TxD 14</text:span></text:p>
            <text:p><text:span text:style-name="T4">RxD 15</text:span></text:p>
          </draw:text-box>
        </draw:frame>
        <draw:connector draw:style-name="gr6" draw:text-style-name="P5" draw:layer="layout" draw:type="line" svg:x1="13.449cm" svg:y1="8.501cm" svg:x2="6.075cm" svg:y2="11.5cm" draw:start-shape="id1" draw:start-glue-point="2" draw:end-shape="id7" draw:end-glue-point="4" svg:d="M13449 8501l-7374 2999" svg:viewBox="0 0 7375 3000">
          <text:p/>
        </draw:connector>
        <draw:frame draw:style-name="gr12" draw:text-style-name="P8" draw:layer="layout" svg:width="15.8cm" svg:height="4cm" svg:x="2.7cm" svg:y="15.2cm">
          <draw:text-box>
            <text:list text:style-name="L1">
              <text:list-header>
                <text:p text:style-name="P7"><text:span text:style-name="T5">Hardware</text:span><text:span text:style-name="T2">:</text:span></text:p>
              </text:list-header>
              <text:list-item>
                <text:p><text:span text:style-name="T2">LED1 RGB: Beleuchtung Kanten</text:span></text:p>
              </text:list-item>
              <text:list-item>
                <text:p><text:span text:style-name="T2">LED2 RGB: Beleuchtung Flächen</text:span></text:p>
              </text:list-item>
              <text:list-item>
                <text:p><text:span text:style-name="T2">LED3 Wht: Innenraumbeleuchtung</text:span></text:p>
              </text:list-item>
              <text:list-item>
                <text:p><text:span text:style-name="T2">Mot RW: 1Motor Riegelwerk mit 2 Endlagenschalter</text:span></text:p>
              </text:list-item>
              <text:list-item>
                <text:p><text:span text:style-name="T2">Mot Door: Türantrieb mit 1 Endlagenschalter als Init</text:span></text:p>
              </text:list-item>
              <text:list-item>
                <text:p><text:span text:style-name="T2">Fingerscanner: Suprema Fingerprint reader SFM 3550, optional</text:span></text:p>
              </text:list-item>
            </text:list>
          </draw:text-box>
        </draw:frame>
        <draw:frame draw:style-name="gr13" draw:text-style-name="P9" draw:layer="layout" svg:width="10.3cm" svg:height="2cm" svg:x="1.6cm" svg:y="1.5cm">
          <draw:text-box>
            <text:p>Struktur Misafe:</text:p>
          </draw:text-box>
        </draw:frame>
      </draw:page>
      <draw:page draw:name="page2" draw:style-name="dp1" draw:master-page-name="Standard">
        <draw:frame draw:style-name="gr14" draw:text-style-name="P9" draw:layer="layout" svg:width="18.2cm" svg:height="6.3cm" svg:x="1.6cm" svg:y="2cm">
          <draw:text-box>
            <text:p>Software:</text:p>
            <text:p><text:span text:style-name="T6">Eventuell sinnvoll, mit 2 Stateengines zu arbeiten:</text:span></text:p>
            <text:p><text:span text:style-name="T6">locked, <text:s/>rw_opening, rw_unlocked, safe_door_opening, unlocked</text:span></text:p>
            <text:p><text:span text:style-name="T6"/></text:p>
            <text:p><text:span text:style-name="T6">Bedienung geschlossener Schrank:</text:span></text:p>
            <text:list text:style-name="L1">
              <text:list-item>
                <text:p><text:span text:style-name="T6">Authentifikation per Pincode </text:span></text:p>
              </text:list-item>
              <text:list-item>
                <text:p><text:span text:style-name="T6">wenn Pincode passt → <text:s/>Riegelwerk öffnen</text:span></text:p>
              </text:list-item>
              <text:list-item>
                <text:p><text:span text:style-name="T6">wenn RW offen → Tür öffnen</text:span></text:p>
                <text:p><text:span text:style-name="T6">JS fragt zyklisch nach State, um GUI dynamisch anzupassen (wenn Tür offen, Button „Lock Door“ zeigen)</text:span></text:p>
              </text:list-item>
            </text:list>
            <text:p><text:span text:style-name="T6"/></text:p>
            <text:p><text:span text:style-name="T6">Bedienung geöffneten Schrank:</text:span></text:p>
            <text:list text:continue-numbering="true" text:style-name="L1">
              <text:list-header>
                <text:p><text:span text:style-name="T6">Button „Lock Door“ → Tür schließen → RW schließen</text:span></text:p>
              </text:list-header>
            </text:list>
          </draw:text-box>
        </draw:frame>
        <draw:custom-shape draw:style-name="gr15" draw:text-style-name="P10" xml:id="id8" draw:id="id8" draw:layer="layout" svg:width="2.3cm" svg:height="0.8cm" svg:x="2cm" svg:y="8.7cm">
          <text:p text:style-name="P1"><text:span text:style-name="T7">Receive Pi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9" draw:id="id9" draw:layer="layout" svg:width="1.5cm" svg:height="1.6cm" svg:x="2.4cm" svg:y="10cm">
          <text:p text:style-name="P1"><text:span text:style-name="T7">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0" xml:id="id10" draw:id="id10" draw:layer="layout" svg:width="2.7cm" svg:height="0.8cm" svg:x="4.8cm" svg:y="10.4cm">
          <text:p text:style-name="P1"><text:span text:style-name="T7">AJAX RESPONSE</text:span></text:p>
          <text:p text:style-name="P1"><text:span text:style-name="T7">Wrong P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1" draw:id="id11" draw:layer="layout" svg:width="2.7cm" svg:height="0.8cm" svg:x="4.8cm" svg:y="11.8cm">
          <text:p text:style-name="P1"><text:span text:style-name="T7">AJAX RESPONSE</text:span></text:p>
          <text:p text:style-name="P1"><text:span text:style-name="T7">Pin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3.15cm" svg:y1="9.5cm" svg:x2="3.15cm" svg:y2="10cm" draw:start-shape="id8" draw:start-glue-point="2" draw:end-shape="id9" draw:end-glue-point="4" svg:d="M3150 9500v500" svg:viewBox="0 0 1 501">
          <text:p/>
        </draw:connector>
        <draw:connector draw:style-name="gr17" draw:text-style-name="P1" draw:layer="layout" svg:x1="3.9cm" svg:y1="10.8cm" svg:x2="4.8cm" svg:y2="10.8cm" draw:start-shape="id9" draw:start-glue-point="7" draw:end-shape="id10" draw:end-glue-point="3" svg:d="M3900 10800h900" svg:viewBox="0 0 901 1">
          <text:p/>
        </draw:connector>
        <draw:connector draw:style-name="gr17" draw:text-style-name="P1" xml:id="id12" draw:id="id12" draw:layer="layout" svg:x1="3.15cm" svg:y1="11.6cm" svg:x2="4.8cm" svg:y2="12.2cm" draw:start-shape="id9" draw:start-glue-point="6" draw:end-shape="id11" svg:d="M3150 11600v600h1650" svg:viewBox="0 0 1651 601">
          <text:p/>
        </draw:connector>
        <draw:custom-shape draw:style-name="gr18" draw:text-style-name="P10" xml:id="id13" draw:id="id13" draw:layer="layout" svg:width="1.5cm" svg:height="1.6cm" svg:x="2.4cm" svg:y="12.9cm">
          <text:p text:style-name="P1"><text:span text:style-name="T7">State</text:span></text:p>
          <text:p text:style-name="P1"><text:span text:style-name="T7">Lock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0" xml:id="id14" draw:id="id14" draw:layer="layout" svg:width="2.3cm" svg:height="0.8cm" svg:x="2cm" svg:y="15cm">
          <text:p text:style-name="P1"><text:span text:style-name="T7">Mot RW</text:span></text:p>
          <text:p text:style-name="P1"><text:span text:style-name="T7">Dir 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15" draw:id="id15" draw:layer="layout" svg:width="1.5cm" svg:height="1.6cm" svg:x="2.4cm" svg:y="16.4cm">
          <text:p text:style-name="P1"><text:span text:style-name="T7">State</text:span></text:p>
          <text:p text:style-name="P1"><text:span text:style-name="T7">rw_unlock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1" draw:layer="layout" svg:x1="3.15cm" svg:y1="12.2cm" svg:x2="3.15cm" svg:y2="12.9cm" draw:start-shape="id12" draw:start-glue-point="0" draw:end-shape="id13" draw:end-glue-point="4" svg:d="M3150 12200v700" svg:viewBox="0 0 1 701">
          <text:p/>
        </draw:connector>
        <draw:connector draw:style-name="gr17" draw:text-style-name="P1" draw:layer="layout" svg:x1="3.15cm" svg:y1="14.5cm" svg:x2="3.15cm" svg:y2="15cm" draw:start-shape="id13" draw:start-glue-point="6" draw:end-shape="id14" draw:end-glue-point="0" svg:d="M3150 14500v500" svg:viewBox="0 0 1 501">
          <text:p/>
        </draw:connector>
        <draw:connector draw:style-name="gr17" draw:text-style-name="P1" draw:layer="layout" svg:x1="3.15cm" svg:y1="15.8cm" svg:x2="3.15cm" svg:y2="16.4cm" draw:start-shape="id14" draw:start-glue-point="2" draw:end-shape="id15" draw:end-glue-point="4" svg:d="M3150 15800v600" svg:viewBox="0 0 1 601">
          <text:p/>
        </draw:connector>
        <draw:custom-shape draw:style-name="gr16" draw:text-style-name="P10" xml:id="id16" draw:id="id16" draw:layer="layout" svg:width="2.7cm" svg:height="0.8cm" svg:x="4.8cm" svg:y="13.3cm">
          <text:p text:style-name="P1"><text:span text:style-name="T7">AJAX RESPONSE</text:span></text:p>
          <text:p text:style-name="P1"><text:span text:style-name="T7"><text:s/></text:span><text:span text:style-name="T7">Door is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3.9cm" svg:y1="13.7cm" svg:x2="4.8cm" svg:y2="13.7cm" draw:start-shape="id13" draw:start-glue-point="7" draw:end-shape="id16" draw:end-glue-point="3" svg:d="M3900 13700h900" svg:viewBox="0 0 901 1">
          <text:p/>
        </draw:connector>
        <draw:connector draw:style-name="gr17" draw:text-style-name="P1" draw:layer="layout" svg:x1="2.4cm" svg:y1="17.2cm" svg:x2="2cm" svg:y2="15.4cm" draw:start-shape="id15" draw:start-glue-point="5" draw:end-shape="id14" draw:end-glue-point="3" svg:d="M2400 17200h-901v-1800h501" svg:viewBox="0 0 902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8:28:07.910000000</meta:creation-date>
    <meta:print-date>2018-05-08T08:33:11.189000000</meta:print-date>
    <dc:date>2018-06-24T21:40:43.972074040</dc:date>
    <meta:editing-duration>PT4H14M6S</meta:editing-duration>
    <meta:editing-cycles>9</meta:editing-cycles>
    <meta:generator>LibreOffice/5.1.6.2$Linux_X86_64 LibreOffice_project/10m0$Build-2</meta:generator>
    <dc:creator>Dirk </dc:creator>
    <meta:document-statistic meta:object-count="42"/>
  </office:meta>
</office:document-meta>
</file>